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70f2" officeooo:paragraph-rsid="000170f2"/>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6">
      <style:text-properties fo:font-weight="normal" style:font-weight-asian="normal" style:font-weight-complex="normal"/>
    </style:style>
    <style:style style:name="P4" style:family="paragraph" style:parent-style-name="Text_20_body" style:list-style-name="L1">
      <style:paragraph-properties fo:margin-top="0cm" fo:margin-bottom="0cm" loext:contextual-spacing="false"/>
      <style:text-properties fo:font-weight="normal" style:font-weight-asian="normal" style:font-weight-complex="normal"/>
    </style:style>
    <style:style style:name="P5" style:family="paragraph" style:parent-style-name="Text_20_body">
      <style:paragraph-properties fo:margin-top="0cm" fo:margin-bottom="0cm" loext:contextual-spacing="false"/>
      <style:text-properties fo:font-weight="normal" officeooo:paragraph-rsid="00035b6e" style:font-weight-asian="normal" style:font-weight-complex="normal"/>
    </style:style>
    <style:style style:name="P6" style:family="paragraph" style:parent-style-name="Text_20_body" style:list-style-name="L2">
      <style:paragraph-properties fo:margin-top="0cm" fo:margin-bottom="0cm" loext:contextual-spacing="false"/>
      <style:text-properties fo:font-weight="normal" style:font-weight-asian="normal" style:font-weight-complex="normal"/>
    </style:style>
    <style:style style:name="P7" style:family="paragraph" style:parent-style-name="Text_20_body">
      <style:paragraph-properties fo:margin-top="0cm" fo:margin-bottom="0cm" loext:contextual-spacing="false"/>
      <style:text-properties fo:font-weight="normal" officeooo:rsid="000170f2" officeooo:paragraph-rsid="00035b6e" style:font-weight-asian="normal" style:font-weight-complex="normal"/>
    </style:style>
    <style:style style:name="P8" style:family="paragraph" style:parent-style-name="Text_20_body" style:list-style-name="L3">
      <style:paragraph-properties fo:margin-top="0cm" fo:margin-bottom="0cm" loext:contextual-spacing="false"/>
      <style:text-properties fo:font-weight="normal" style:font-weight-asian="normal" style:font-weight-complex="normal"/>
    </style:style>
    <style:style style:name="P9" style:family="paragraph" style:parent-style-name="Text_20_body">
      <style:paragraph-properties fo:margin-top="0cm" fo:margin-bottom="0cm" loext:contextual-spacing="false"/>
      <style:text-properties fo:font-weight="normal" officeooo:rsid="00035b6e" officeooo:paragraph-rsid="00035b6e" style:font-weight-asian="normal" style:font-weight-complex="normal"/>
    </style:style>
    <style:style style:name="P10" style:family="paragraph" style:parent-style-name="Text_20_body" style:list-style-name="L4">
      <style:paragraph-properties fo:margin-top="0cm" fo:margin-bottom="0cm" loext:contextual-spacing="false"/>
      <style:text-properties fo:font-weight="normal" style:font-weight-asian="normal" style:font-weight-complex="normal"/>
    </style:style>
    <style:style style:name="P11" style:family="paragraph" style:parent-style-name="Text_20_body">
      <style:paragraph-properties fo:margin-top="0cm" fo:margin-bottom="0cm" loext:contextual-spacing="false"/>
      <style:text-properties fo:font-weight="normal" officeooo:rsid="0003fc1c" officeooo:paragraph-rsid="0003fc1c" style:font-weight-asian="normal" style:font-weight-complex="normal"/>
    </style:style>
    <style:style style:name="P12" style:family="paragraph" style:parent-style-name="Text_20_body" style:list-style-name="L5">
      <style:paragraph-properties fo:margin-top="0cm" fo:margin-bottom="0cm" loext:contextual-spacing="false"/>
      <style:text-properties fo:font-weight="normal" style:font-weight-asian="normal" style:font-weight-complex="normal"/>
    </style:style>
    <style:style style:name="T1" style:family="text">
      <style:text-properties fo:font-weight="bold"/>
    </style:style>
    <style:style style:name="T2" style:family="text">
      <style:text-properties officeooo:rsid="000170f2"/>
    </style:style>
    <style:style style:name="T3" style:family="text">
      <style:text-properties officeooo:rsid="0003fc1c"/>
    </style:style>
    <style:style style:name="T4" style:family="text">
      <style:text-properties officeooo:rsid="0004ff76"/>
    </style:style>
    <style:style style:name="T5" style:family="text">
      <style:text-properties officeooo:rsid="0005d74c"/>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70674352" text:style-name="L1">
        <text:list-item>
          <text:p text:style-name="P4"><text:span text:style-name="T2">E</text:span>ve Séguier, qui êtes-vous ? (naissance, études, métier)</text:p>
          <text:p text:style-name="P4"/>
        </text:list-item>
      </text:list>
      <text:p text:style-name="P5"><text:span text:style-name="T2">Je suis née en 1958 à Paris mais je vis maintenant dans <text:s/>le Minervois (Hérault). A la fin des années 1970, j’ai passé une licence d’informatique à Toulouse puis je suis rentrée à France Télécom où j’ai exercé de nombreux métiers de l’informatique. J’ai finalement terminé ma carrière comme responsable informatique du CIRDÒC-Institut occitan de Cultura</text:span> <text:span text:style-name="T2">de Béziers. </text:span>Je <text:span text:style-name="T2">suis maintenant retraitée et </text:span><text:s/>j'ai <text:span text:style-name="T2">donc pu reprendre des études et passer un master 1 de</text:span> linguistique à l'université Jean Jaurés de Toulouse.</text:p>
      <text:p text:style-name="P5"/>
      <text:list xml:id="list1919874667" text:style-name="L2">
        <text:list-item>
          <text:p text:style-name="P6">Depuis quand faites-vous de l'occitan ?</text:p>
        </text:list-item>
      </text:list>
      <text:p text:style-name="P7"/>
      <text:p text:style-name="P7">Je vis dans un bain d’occitan car mon mari était conseiller pédagogique en occitan et mes deux filles parlent cette langue. J’ai suivi des cours quand j’ai commencé à travailler au <text:s/>CIRDÒC en 2005 et également quand j’ai <text:span text:style-name="T5">effectué </text:span>mon cursus en linguistique.</text:p>
      <text:p text:style-name="P7"/>
      <text:list xml:id="list1174605019" text:style-name="L3">
        <text:list-item>
          <text:p text:style-name="P8">Qu'est-ce qui vous plaît dans cette langue ?</text:p>
          <text:p text:style-name="P8"/>
        </text:list-item>
      </text:list>
      <text:p text:style-name="P9">Elle m’aide à mieux appréhender la région où je vis (les noms de lieux, le francitan, …) <text:span text:style-name="T3">et à mieux comprendre les autres langues romanes, en particulier le catalan</text:span>. <text:span text:style-name="T3">J</text:span>e suis aussi sensible à la diversité linguistique <text:span text:style-name="T3">et je pense qu’il est important de la préserver.</text:span></text:p>
      <text:p text:style-name="P9"/>
      <text:list xml:id="list4052165490" text:style-name="L4">
        <text:list-item>
          <text:p text:style-name="P10">Racontez-nous l'aventure de votre escrabbloc. </text:p>
          <text:p text:style-name="P10"/>
        </text:list-item>
      </text:list>
      <text:p text:style-name="P11">Tout a commencé lors du premier confinement. Mon mari et moi avons voulu jouer au scrabble en occitan mais cela s’est avéré impossible avec les lettres disponibles. Comme je travaillais sur un projet de détection automatique des dialectes occitans, je connaissais la fréquence de chaque lettre, <text:s/>j’ai donc créé un programme pour jouer sur ordinateur et je l’ai mis en ligne pour que les autres locuteurs de l’occitan en profitent.</text:p>
      <text:p text:style-name="P11"/>
      <text:list xml:id="list2771187654" text:style-name="L5">
        <text:list-item>
          <text:p text:style-name="P12">Combien de sites / logiciels avez-vous construits ?</text:p>
          <text:p text:style-name="P12"/>
        </text:list-item>
      </text:list>
      <text:p text:style-name="P11">Aucune idée ! Pendant de nombreuses années j’ai développé des sites pour des clients ou des services de France Télécom, j’ai également réalisé bénévolement de nombreux sites pour des associations .</text:p>
      <text:p text:style-name="P11"/>
      <text:list xml:id="list1046458870" text:style-name="L6">
        <text:list-item>
          <text:p text:style-name="P3">Que pensez-vous du projet d'un jeu de scrabble en grec ancien ? </text:p>
        </text:list-item>
      </text:list>
      <text:p text:style-name="P2"><text:span text:style-name="T4">Lorsque </text:span>Romain V<text:span text:style-name="T4">aissermann m’a contactée pour me parler de son projet de scrabble en grec ancien, j’ai trouvé l’idée formidable. J’ai pensé qu’il serait assez simple d’adapter le scrabble occitan au grec. C’était sans compter l’utilisation des <text:s/>lettres grecques, qui m’ont obligée à rajouter un clavier virtuel et à modifier de nombreuses fonctions de mon programme. Mais je n’ai aucun regret car maintenant, mon programme est adaptable à toute langue qui possède un alphabet et grâce aux tests approfondis réalisés par Romain, j’ai corrigé des bugs résiduels et même intégré de nouvelles fonctionnalités.</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7T15:01:39.293401211</meta:creation-date>
    <dc:date>2021-08-27T15:41:47.475263018</dc:date>
    <meta:editing-duration>PT16M6S</meta:editing-duration>
    <meta:editing-cycles>4</meta:editing-cycles>
    <meta:generator>LibreOffice/6.1.5.2$Linux_X86_64 LibreOffice_project/10$Build-2</meta:generator>
    <meta:document-statistic meta:table-count="0" meta:image-count="0" meta:object-count="0" meta:page-count="1" meta:paragraph-count="16" meta:word-count="422" meta:character-count="2573" meta:non-whitespace-character-count="2166"/>
  </office:meta>
</office:document-meta>
</file>